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4B067C2C34DEC2C6F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a22" officeooo:paragraph-rsid="00196a22"/>
    </style:style>
    <style:style style:name="P2" style:family="paragraph" style:parent-style-name="Standard">
      <style:paragraph-properties>
        <style:tab-stops>
          <style:tab-stop style:position="4.789cm"/>
        </style:tab-stops>
      </style:paragraph-properties>
      <style:text-properties officeooo:rsid="00196a22" officeooo:paragraph-rsid="00196a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 : Design the following page with the help of Bootstrap.</text:p>
      <text:p text:style-name="P2"/>
      <text:p text:style-name="P2"><draw:frame draw:style-name="fr1" draw:name="Image1" text:anchor-type="char" svg:width="14.534cm" svg:height="14.534cm" draw:z-index="0"><draw:image xlink:href="Pictures/10000000000004B0000004B067C2C34DEC2C6FF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09:59:07.280828860</meta:creation-date>
    <meta:generator>LibreOffice/6.4.6.2$Linux_X86_64 LibreOffice_project/40$Build-2</meta:generator>
    <dc:date>2020-12-21T10:24:11.183715417</dc:date>
    <meta:editing-duration>PT25M4S</meta:editing-duration>
    <meta:editing-cycles>4</meta:editing-cycles>
    <meta:document-statistic meta:table-count="0" meta:image-count="1" meta:object-count="0" meta:page-count="1" meta:paragraph-count="1" meta:word-count="11" meta:character-count="60" meta:non-whitespace-character-count="50"/>
  </office:meta>
</office:document-meta>
</file>